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40000026082FB765F092CA3D4.png" manifest:media-type="image/png"/>
  <manifest:file-entry manifest:full-path="Pictures/10000201000004B00000040E4ED38D8925186A17.png" manifest:media-type="image/png"/>
  <manifest:file-entry manifest:full-path="Pictures/10000000000003CE0000032EA7B3040335205C65.png" manifest:media-type="image/png"/>
  <manifest:file-entry manifest:full-path="Pictures/10000000000005CA000003330A18BFE23DFCC06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Heavy" svg:font-family="'Lato Heavy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9cm" fo:min-width="9.73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3cm" svg:stroke-color="#ffffff" draw:marker-start-width="0.279cm" draw:marker-end-width="0.279cm" svg:stroke-opacity="100%" draw:fill="none" draw:opacity="50%" draw:opacity-name="" draw:textarea-horizontal-align="justify" draw:textarea-vertical-align="middle" draw:auto-grow-height="false" fo:min-height="14.55cm" fo:min-width="17.3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fffff" draw:marker-start-width="0.279cm" draw:marker-end-width="0.279cm" svg:stroke-opacity="100%" draw:fill="none" draw:opacity="50%" draw:opacity-name="" draw:textarea-horizontal-align="justify" draw:textarea-vertical-align="middle" draw:auto-grow-height="false" fo:min-height="14.498cm" fo:min-width="17.248cm" fo:padding-top="0.151cm" fo:padding-bottom="0.151cm" fo:padding-left="0.276cm" fo:padding-right="0.276cm"/>
    </style:style>
    <style:style style:name="gr7" style:family="graphic" style:parent-style-name="standard">
      <style:graphic-properties draw:fill-color="#006699" draw:textarea-horizontal-align="justify" draw:textarea-vertical-align="middle" draw:auto-grow-height="false" fo:min-height="6.485cm" fo:min-width="7.286cm"/>
    </style:style>
    <style:style style:name="gr8" style:family="graphic" style:parent-style-name="standard">
      <style:graphic-properties draw:fill-color="#00ccff" draw:textarea-horizontal-align="justify" draw:textarea-vertical-align="middle" draw:auto-grow-height="false" fo:min-height="1.35cm" fo:min-width="6.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35cm" fo:min-width="4.7cm"/>
    </style:style>
    <style:style style:name="gr10" style:family="graphic" style:parent-style-name="standard">
      <style:graphic-properties draw:fill-color="#3399ff" draw:textarea-horizontal-align="justify" draw:textarea-vertical-align="middle" draw:auto-grow-height="false" fo:min-height="1.35cm" fo:min-width="6.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ffffff" style:font-name="Lato Heavy" fo:font-size="44pt" fo:font-weight="bold" style:font-size-asian="44pt" style:font-weight-asian="bold" style:font-size-complex="44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opacity="50%"/>
      <style:paragraph-properties fo:text-align="center"/>
    </style:style>
    <style:style style:name="P7" style:family="paragraph">
      <loext:graphic-properties draw:fill-color="#006699"/>
      <style:paragraph-properties fo:text-align="center"/>
    </style:style>
    <style:style style:name="P8" style:family="paragraph">
      <loext:graphic-properties draw:fill-color="#00ccff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3399ff"/>
      <style:paragraph-properties fo:text-align="center"/>
    </style:style>
    <style:style style:name="T1" style:family="text">
      <style:text-properties fo:color="#ffffff" style:font-name="Lato Heavy" fo:font-size="44pt" fo:language="es" fo:country="ES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Lato Heavy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ffff" style:font-name="Lato Heavy" fo:font-size="44pt" fo:language="en" fo:country="GB" fo:font-weight="bold" style:font-size-asian="44pt" style:font-weight-asian="bold" style:font-size-complex="44pt" style:font-weight-complex="bold"/>
    </style:style>
    <style:style style:name="T4" style:family="text">
      <style:text-properties fo:color="#ffffff" style:font-name="Lato Heavy" fo:font-size="44pt" fo:language="es" fo:country="MX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9.485cm" svg:height="16.293cm" svg:x="4.8cm" svg:y="2.707cm">
          <draw:image xlink:href="Pictures/10000000000005CA000003330A18BFE23DFCC069.png" xlink:type="simple" xlink:show="embed" xlink:actuate="onLoad">
            <text:p/>
          </draw:image>
        </draw:frame>
        <draw:frame draw:style-name="gr2" draw:text-style-name="P3" draw:layer="layout" svg:width="13.168cm" svg:height="5.84cm" svg:x="11.366cm" svg:y="11.76cm">
          <draw:text-box>
            <text:p text:style-name="P2"><text:span text:style-name="T1">Estrategias</text:span><text:span text:style-name="T2"> de</text:span></text:p>
            <text:p text:style-name="P2"><text:span text:style-name="T3">Investigación</text:span></text:p>
            <text:p text:style-name="P2"><text:span text:style-name="T4">Cuantitativ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4" draw:text-style-name="P5" draw:layer="layout" svg:width="18.665cm" svg:height="15.599cm" svg:x="6.6cm" svg:y="3.601cm">
          <draw:image xlink:href="Pictures/10000000000003CE0000032EA7B3040335205C65.png" xlink:type="simple" xlink:show="embed" xlink:actuate="onLoad">
            <text:p/>
          </draw:image>
        </draw:frame>
        <draw:frame draw:style-name="gr2" draw:text-style-name="P3" draw:layer="layout" svg:width="13.168cm" svg:height="5.84cm" svg:x="11.432cm" svg:y="12.4cm">
          <draw:text-box>
            <text:p text:style-name="P2"><text:span text:style-name="T1">Estrategias</text:span><text:span text:style-name="T2"> de</text:span></text:p>
            <text:p text:style-name="P2"><text:span text:style-name="T3">Investigación</text:span></text:p>
            <text:p text:style-name="P2"><text:span text:style-name="T4">Cuantitativa</text:span></text:p>
          </draw:text-box>
        </draw:frame>
        <draw:custom-shape draw:style-name="gr5" draw:text-style-name="P6" draw:layer="layout" svg:width="17.8cm" svg:height="14.8cm" svg:x="7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6" draw:text-style-name="P6" draw:layer="layout" svg:width="17.8cm" svg:height="14.8cm" svg:x="7cm" svg:y="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3.071cm" svg:height="11.307cm" draw:transform="skewX (5.04036837589163E-017) rotate (-0.52639130240149) translate (8.024cm 1.275cm)">
          <draw:image xlink:href="Pictures/10000201000004B00000040E4ED38D8925186A17.png" xlink:type="simple" xlink:show="embed" xlink:actuate="onLoad">
            <text:p/>
          </draw:image>
        </draw:frame>
        <draw:custom-shape draw:style-name="gr7" draw:text-style-name="P7" draw:layer="layout" svg:width="12.378cm" svg:height="10.707cm" draw:transform="skewX (5.6207748811437E-017) rotate (-0.52639130240149) translate (8.153cm 1.696cm)">
          <text:p/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4" draw:text-style-name="P5" draw:layer="layout" svg:width="8.32cm" svg:height="5.62cm" svg:x="19cm" svg:y="12.18cm">
          <draw:image xlink:href="Pictures/10000201000003840000026082FB765F092CA3D4.png" xlink:type="simple" xlink:show="embed" xlink:actuate="onLoad">
            <text:p/>
          </draw:image>
        </draw:frame>
        <draw:custom-shape draw:style-name="gr8" draw:text-style-name="P8" draw:layer="layout" svg:width="6.6cm" svg:height="1.6cm" svg:x="7.6cm" svg:y="5.9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2cm" svg:height="1.6cm" svg:x="7.6cm" svg:y="8.4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6.6cm" svg:height="1.6cm" svg:x="7.6cm" svg:y="10.9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Heavy" svg:font-family="'Lato Heavy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9T19:48:31.242815959</meta:creation-date>
    <dc:date>2019-07-30T09:10:48.624046367</dc:date>
    <meta:editing-duration>PT10M19S</meta:editing-duration>
    <meta:editing-cycles>2</meta:editing-cycles>
    <meta:generator>LibreOffice/5.1.6.2$Linux_X86_64 LibreOffice_project/10m0$Build-2</meta:generator>
    <meta:document-statistic meta:object-count="39"/>
  </office:meta>
</office:document-meta>
</file>